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66ccff" svg:stroke-opacity="100%" draw:fill="solid" draw:fill-color="#808080" draw:opacity="100%" draw:textarea-horizontal-align="justify" draw:textarea-vertical-align="middle" draw:auto-grow-height="false" fo:min-height="17.53cm" fo:min-width="36.711cm"/>
    </style:style>
    <style:style style:name="gr2" style:family="graphic" style:parent-style-name="objectwithoutfill">
      <style:graphic-properties svg:stroke-width="0.106cm" svg:stroke-color="#ff99cc" draw:marker-start-width="0.362cm" draw:marker-end="Arrow" draw:marker-end-width="0.464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106cm" svg:stroke-color="#66ccff" draw:marker-start-width="0.362cm" draw:marker-end-width="0.362cm" draw:fill="none" draw:fill-color="#ffffff" draw:textarea-vertical-align="middle" fo:min-height="1.471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329cm" fo:min-width="0.797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329cm" fo:min-width="0.943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501cm" fo:min-width="1.281cm" fo:padding-top="0.178cm" fo:padding-bottom="0.178cm" fo:padding-left="0.303cm" fo:padding-right="0.303cm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="Arrow" draw:marker-start-width="0.464cm" draw:marker-end="Arrow" draw:marker-end-width="0.464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width="0.106cm" svg:stroke-color="#66ccff" draw:marker-start-width="0.362cm" draw:marker-end-width="0.362cm" draw:fill="none" draw:fill-color="#ffffff" draw:textarea-vertical-align="middle" fo:min-height="1.605cm" fo:padding-top="0.178cm" fo:padding-bottom="0.178cm" fo:padding-left="0.303cm" fo:padding-right="0.303cm"/>
      <style:paragraph-properties style:writing-mode="lr-tb"/>
    </style:style>
    <style:style style:name="gr9" style:family="graphic" style:parent-style-name="objectwithoutfill">
      <style:graphic-properties draw:stroke="solid" draw:stroke-dash="Dashed_20__28_var_29_" svg:stroke-width="0.106cm" svg:stroke-color="#66ccff" draw:marker-start-width="0.362cm" draw:marker-end="Arrow" draw:marker-end-width="0.464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width="0.106cm" svg:stroke-color="#66ccff" draw:marker-start-width="0.362cm" draw:marker-end-width="0.362cm" draw:fill="none" draw:fill-color="#ffffff" draw:textarea-vertical-align="middle" fo:min-height="1.423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66ccff" draw:marker-start-width="0.361cm" draw:marker-end-width="0.361cm" draw:fill="none" draw:fill-color="#ffffff" draw:textarea-vertical-align="middle" fo:min-height="1.424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273cm" fo:min-width="0.87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431cm" fo:min-width="1.172cm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 style:list-style-name="L1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538cm" fo:min-width="1.1cm" fo:padding-top="0.178cm" fo:padding-bottom="0.178cm" fo:padding-left="0.303cm" fo:padding-right="0.303cm"/>
      <style:paragraph-properties style:writing-mode="lr-tb"/>
    </style:style>
    <style:style style:name="gr15" style:family="graphic" style:parent-style-name="objectwithoutfill">
      <style:graphic-properties svg:stroke-width="0.106cm" svg:stroke-color="#ff99cc" draw:marker-start-width="0.159cm" draw:marker-end="Arrow" draw:marker-end-width="0.464cm" draw:fill="none" draw:textarea-vertical-align="middle" fo:padding-top="0.178cm" fo:padding-bottom="0.178cm" fo:padding-left="0.303cm" fo:padding-right="0.303cm"/>
    </style:style>
    <style:style style:name="gr16" style:family="graphic" style:parent-style-name="standard" style:list-style-name="L1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329cm" fo:min-width="0.944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621cm" fo:min-width="1.886cm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453cm" fo:min-width="1.587cm" fo:padding-top="0.178cm" fo:padding-bottom="0.178cm" fo:padding-left="0.303cm" fo:padding-right="0.303cm"/>
      <style:paragraph-properties style:writing-mode="lr-tb"/>
    </style:style>
    <style:style style:name="gr19" style:family="graphic" style:parent-style-name="objectwithoutfill">
      <style:graphic-properties svg:stroke-width="0.051cm" svg:stroke-color="#000000" draw:marker-start="Arrow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draw:stroke="solid" draw:stroke-dash="Dashed_20__28_var_29_" svg:stroke-width="0.106cm" svg:stroke-color="#ff99cc" draw:marker-start-width="0.362cm" draw:marker-end="Arrow" draw:marker-end-width="0.464cm" svg:stroke-linecap="butt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solid" svg:stroke-width="0.106cm" svg:stroke-color="#66ccff" draw:marker-start-width="0.362cm" draw:marker-end-width="0.362cm" draw:fill="none" draw:fill-color="#ffffff" draw:textarea-vertical-align="middle" fo:min-height="1.502cm" fo:padding-top="0.178cm" fo:padding-bottom="0.178cm" fo:padding-left="0.303cm" fo:padding-right="0.303cm"/>
      <style:paragraph-properties style:writing-mode="lr-tb"/>
    </style:style>
    <style:style style:name="gr22" style:family="graphic" style:parent-style-name="standard">
      <style:graphic-properties draw:stroke="solid" svg:stroke-width="0.106cm" svg:stroke-color="#66ccff" draw:marker-start-width="0.362cm" draw:marker-end-width="0.362cm" draw:fill="none" draw:fill-color="#ffffff" draw:textarea-vertical-align="middle" fo:min-height="1.541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draw:stroke="solid" svg:stroke-width="0.106cm" svg:stroke-color="#66ccff" draw:marker-start-width="0.362cm" draw:marker-end-width="0.362cm" draw:fill="none" draw:fill-color="#ffffff" draw:textarea-vertical-align="middle" fo:min-height="1.89cm" fo:padding-top="0.178cm" fo:padding-bottom="0.178cm" fo:padding-left="0.303cm" fo:padding-right="0.303cm"/>
      <style:paragraph-properties style:writing-mode="lr-tb"/>
    </style:style>
    <style:style style:name="gr24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329cm" fo:min-width="1.021cm" fo:padding-top="0.178cm" fo:padding-bottom="0.178cm" fo:padding-left="0.303cm" fo:padding-right="0.303cm"/>
      <style:paragraph-properties style:writing-mode="lr-tb"/>
    </style:style>
    <style:style style:name="gr25" style:family="graphic" style:parent-style-name="standard">
      <style:graphic-properties draw:stroke="solid" svg:stroke-width="0.106cm" svg:stroke-color="#66ccff" draw:marker-start-width="0.362cm" draw:marker-end-width="0.362cm" draw:fill="none" draw:fill-color="#ffffff" draw:textarea-vertical-align="middle" fo:min-height="1.426cm" fo:padding-top="0.178cm" fo:padding-bottom="0.178cm" fo:padding-left="0.303cm" fo:padding-right="0.303cm"/>
      <style:paragraph-properties style:writing-mode="lr-tb"/>
    </style:style>
    <style:style style:name="gr26" style:family="graphic" style:parent-style-name="standard" style:list-style-name="L1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329cm" fo:min-width="0.944cm" fo:padding-top="0.178cm" fo:padding-bottom="0.178cm" fo:padding-left="0.303cm" fo:padding-right="0.303cm"/>
      <style:paragraph-properties style:writing-mode="lr-tb"/>
    </style:style>
    <style:style style:name="gr27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703cm" fo:min-width="1.563cm" fo:padding-top="0.178cm" fo:padding-bottom="0.178cm" fo:padding-left="0.303cm" fo:padding-right="0.303cm"/>
      <style:paragraph-properties style:writing-mode="lr-tb"/>
    </style:style>
    <style:style style:name="gr28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722cm" fo:min-width="1.91cm" fo:padding-top="0.178cm" fo:padding-bottom="0.178cm" fo:padding-left="0.303cm" fo:padding-right="0.303cm"/>
      <style:paragraph-properties style:writing-mode="lr-tb"/>
    </style:style>
    <style:style style:name="gr29" style:family="graphic" style:parent-style-name="standard">
      <style:graphic-properties svg:stroke-width="0.106cm" svg:stroke-color="#ff0000" draw:marker-start-width="0.362cm" draw:marker-end-width="0.362cm" draw:fill="none" draw:textarea-horizontal-align="justify" draw:textarea-vertical-align="middle" draw:auto-grow-height="false" fo:min-height="0.42cm" fo:min-width="1.606cm" fo:padding-top="0.178cm" fo:padding-bottom="0.178cm" fo:padding-left="0.303cm" fo:padding-right="0.303cm"/>
      <style:paragraph-properties style:writing-mode="lr-tb"/>
    </style:style>
    <style:style style:name="gr30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851cm" fo:min-width="3.011cm" fo:padding-top="0.178cm" fo:padding-bottom="0.178cm" fo:padding-left="0.303cm" fo:padding-right="0.303cm"/>
      <style:paragraph-properties style:writing-mode="lr-tb"/>
    </style:style>
    <style:style style:name="gr31" style:family="graphic" style:parent-style-name="objectwithoutfill">
      <style:graphic-properties draw:stroke="solid" draw:stroke-dash="Dashed_20__28_var_29_" svg:stroke-width="0.106cm" svg:stroke-color="#66ccff" draw:marker-start-width="0.362cm" draw:marker-end="Arrow" draw:marker-end-width="0.464cm" svg:stroke-linecap="butt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633cm" fo:min-width="1.775cm" fo:padding-top="0.178cm" fo:padding-bottom="0.178cm" fo:padding-left="0.303cm" fo:padding-right="0.303cm"/>
      <style:paragraph-properties style:writing-mode="lr-tb"/>
    </style:style>
    <style:style style:name="gr33" style:family="graphic" style:parent-style-name="objectwithoutfill">
      <style:graphic-properties svg:stroke-width="0.106cm" svg:stroke-color="#a1467e" draw:marker-start-width="0.362cm" draw:marker-end="Arrow" draw:marker-end-width="0.464cm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draw:stroke="dash" draw:stroke-dash="Ultrafine_20_2_20_Dots_20_3_20_Dashes" svg:stroke-width="0.159cm" svg:stroke-color="#ff99cc" draw:marker-start-width="0.441cm" draw:marker-end="Arrow" draw:marker-end-width="0.543cm" svg:stroke-linecap="butt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="solid" draw:fill-color="#808080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ccff" loext:opacity="100%" loext:color-lum-mod="100%" loext:color-lum-off="0%" fo:font-size="18pt" style:font-size-asian="12pt" style:font-size-complex="12pt"/>
    </style:style>
    <style:style style:name="P5" style:family="paragraph">
      <style:paragraph-properties fo:text-align="center" style:writing-mode="lr-tb"/>
      <style:text-properties fo:color="#ff950e" loext:opacity="100%" fo:font-size="18pt" style:font-size-asian="12pt" style:font-size-complex="12pt"/>
    </style:style>
    <style:style style:name="P6" style:family="paragraph">
      <loext:graphic-properties draw:fill="none"/>
      <style:paragraph-properties fo:text-align="center" style:writing-mode="lr-tb"/>
      <style:text-properties fo:color="#ff950e" loext:opacity="100%" loext:color-lum-mod="100%" loext:color-lum-off="0%" fo:font-size="18pt" style:font-size-asian="12pt" style:font-size-complex="12pt"/>
    </style:style>
    <style:style style:name="P7" style:family="paragraph">
      <style:paragraph-properties fo:text-align="center" style:writing-mode="lr-tb"/>
      <style:text-properties fo:color="#ff860d" loext:opacity="100%" fo:font-size="18pt" style:font-size-asian="12pt" style:font-size-complex="12pt"/>
    </style:style>
    <style:style style:name="P8" style:family="paragraph">
      <loext:graphic-properties draw:fill="none"/>
      <style:paragraph-properties fo:text-align="center" style:writing-mode="lr-tb"/>
      <style:text-properties fo:color="#ff860d" loext:opacity="100%" loext:color-lum-mod="100%" loext:color-lum-off="0%" fo:font-size="18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950e" loext:opacity="100%" fo:font-size="18pt" style:font-size-asian="12pt" style:font-size-complex="12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ff950e" loext:opacity="100%" loext:color-lum-mod="100%" loext:color-lum-off="0%" fo:font-size="18pt" style:font-size-asian="12pt" style:font-size-complex="12pt"/>
    </style:style>
    <style:style style:name="P11" style:family="paragraph">
      <style:paragraph-properties fo:text-align="center" style:writing-mode="lr-tb"/>
      <style:text-properties fo:color="#ff0000" loext:opacity="100%" fo:font-size="18pt" style:font-size-asian="12pt" style:font-size-complex="12pt"/>
    </style:style>
    <style:style style:name="P12" style:family="paragraph">
      <loext:graphic-properties draw:fill="none"/>
      <style:paragraph-properties fo:text-align="center" style:writing-mode="lr-tb"/>
      <style:text-properties fo:color="#ff0000" loext:opacity="100%" loext:color-lum-mod="100%" loext:color-lum-off="0%" fo:font-size="18pt" style:font-size-asian="12pt" style:font-size-complex="12pt"/>
    </style:style>
    <style:style style:name="T1" style:family="text">
      <style:text-properties fo:color="#66ccff" loext:opacity="100%" fo:font-size="18pt" style:font-size-asian="12pt" style:font-size-complex="12pt"/>
    </style:style>
    <style:style style:name="T2" style:family="text">
      <style:text-properties fo:color="#ff950e" loext:opacity="100%" fo:font-size="18pt" style:font-size-asian="12pt" style:font-size-complex="12pt"/>
    </style:style>
    <style:style style:name="T3" style:family="text">
      <style:text-properties fo:color="#ff860d" loext:opacity="100%" fo:font-size="18pt" style:font-size-asian="12pt" style:font-size-complex="12pt"/>
    </style:style>
    <style:style style:name="T4" style:family="text">
      <style:text-properties fo:color="#ff860d" loext:opacity="100%" style:text-position="33% 58%" fo:font-size="18pt" style:font-size-asian="12pt" style:font-size-complex="12pt"/>
    </style:style>
    <style:style style:name="T5" style:family="text">
      <style:text-properties fo:color="#ff950e" loext:opacity="100%" style:text-position="-8% 58%" fo:font-size="18pt" style:font-size-asian="12pt" style:font-size-complex="12pt"/>
    </style:style>
    <style:style style:name="T6" style:family="text">
      <style:text-properties fo:color="#ff0000" loext:opacity="100%" fo:font-size="18pt" style:font-size-asian="12pt" style:font-size-complex="12pt"/>
    </style:style>
    <style:style style:name="T7" style:family="text">
      <style:text-properties fo:color="#ff0000" loext:opacity="100%" style:text-position="-8% 58%" fo:font-size="1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7.211cm" svg:height="17.78cm" svg:x="0.864cm" svg:y="0.991cm">
          <draw:glue-point draw:id="4" svg:x="-3.254cm" svg:y="-2.555cm"/>
          <draw:glue-point draw:id="5" svg:x="-2.357cm" svg:y="2.224cm"/>
          <draw:glue-point draw:id="6" svg:x="-2.601cm" svg:y="1.885cm"/>
          <draw:glue-point draw:id="7" svg:x="-2.324cm" svg:y="1.877cm" draw:escape-direction="down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line-skew="1.718cm" svg:x1="7.37cm" svg:y1="11.762cm" svg:x2="17.303cm" svg:y2="11.095cm" draw:start-shape="id1" draw:start-glue-point="1" draw:end-shape="id2" draw:end-glue-point="6" svg:d="M7370 11762h6685v-667h3248" svg:viewBox="0 0 9934 668">
          <text:p/>
        </draw:connector>
        <draw:connector draw:style-name="gr2" draw:text-style-name="P2" draw:layer="layout" svg:x1="13.564cm" svg:y1="14.301cm" svg:x2="18.346cm" svg:y2="11.54cm" draw:start-shape="id3" draw:start-glue-point="1" draw:end-shape="id2" draw:end-glue-point="8" svg:d="M13564 14301h4782v-2761" svg:viewBox="0 0 4783 2762">
          <text:p/>
        </draw:connector>
        <draw:connector draw:style-name="gr2" draw:text-style-name="P2" draw:layer="layout" svg:x1="6.468cm" svg:y1="5.76cm" svg:x2="18.346cm" svg:y2="10.651cm" draw:start-shape="id4" draw:start-glue-point="1" draw:end-shape="id2" draw:end-glue-point="4" svg:d="M6468 5760h11878v4891" svg:viewBox="0 0 11879 4892">
          <text:p/>
        </draw:connector>
        <draw:connector draw:style-name="gr2" draw:text-style-name="P2" draw:layer="layout" svg:x1="7.586cm" svg:y1="13.691cm" svg:x2="13.547cm" svg:y2="8.287cm" draw:start-shape="id5" draw:start-glue-point="0" draw:end-shape="id6" draw:end-glue-point="6" svg:d="M7586 13691v-5404h5961" svg:viewBox="0 0 5962 5405">
          <text:p/>
        </draw:connector>
        <draw:connector draw:style-name="gr2" draw:text-style-name="P2" draw:layer="layout" svg:x1="5.693cm" svg:y1="10.782cm" svg:x2="13.993cm" svg:y2="8.647cm" draw:start-shape="id1" draw:start-glue-point="0" draw:end-shape="id6" draw:end-glue-point="7" svg:d="M5693 10782v-993h8300v-1142" svg:viewBox="0 0 8301 2136">
          <text:p/>
        </draw:connector>
        <draw:frame draw:style-name="gr3" draw:text-style-name="P4" xml:id="id3" draw:id="id3" draw:layer="layout" svg:width="3.302cm" svg:height="1.827cm" svg:x="10.262cm" svg:y="13.388cm">
          <draw:text-box>
            <text:p text:style-name="P3"><text:span text:style-name="T1">Electric_</text:span></text:p>
            <text:p text:style-name="P3"><text:span text:style-name="T1">Utility</text:span></text:p>
          </draw:text-box>
        </draw:frame>
        <draw:custom-shape draw:style-name="gr4" draw:text-style-name="P6" xml:id="id7" draw:id="id7" draw:layer="layout" svg:width="1.905cm" svg:height="0.889cm" svg:x="6.07cm" svg:y="17.698cm">
          <text:p text:style-name="P5"><text:span text:style-name="T2">kW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8" draw:id="id8" draw:layer="layout" svg:width="2.111cm" svg:height="0.889cm" svg:x="2.385cm" svg:y="17.704cm">
          <text:p text:style-name="P5"><text:span text:style-name="T2">BT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9" draw:id="id9" draw:layer="layout" svg:width="2.667cm" svg:height="1.211cm" svg:x="2.112cm" svg:y="14.769cm">
          <text:p text:style-name="P7"><text:span text:style-name="T3">m</text:span><text:span text:style-name="T4">3</text:span><text:span text:style-name="T3"> g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6.07cm" svg:y1="18.142cm" svg:x2="4.496cm" svg:y2="18.148cm" draw:start-shape="id7" draw:start-glue-point="6" draw:end-shape="id8" draw:end-glue-point="10" svg:d="M6070 18142h-787v6h-787" svg:viewBox="0 0 1575 7">
          <text:p/>
        </draw:connector>
        <draw:connector draw:style-name="gr7" draw:text-style-name="P2" draw:layer="layout" svg:x1="3.441cm" svg:y1="17.704cm" svg:x2="3.446cm" svg:y2="15.98cm" draw:start-shape="id8" draw:start-glue-point="4" draw:end-shape="id9" draw:end-glue-point="8" svg:d="M3441 17704v-862h5v-862" svg:viewBox="0 0 6 1725">
          <text:p/>
        </draw:connector>
        <draw:frame draw:style-name="gr8" draw:text-style-name="P4" xml:id="id1" draw:id="id1" draw:layer="layout" svg:width="3.353cm" svg:height="1.961cm" svg:x="4.017cm" svg:y="10.782cm">
          <draw:text-box>
            <text:p text:style-name="P3"><text:span text:style-name="T1">Natural_</text:span></text:p>
            <text:p text:style-name="P3"><text:span text:style-name="T1">Gas_M3</text:span></text:p>
          </draw:text-box>
        </draw:frame>
        <draw:connector draw:style-name="gr9" draw:text-style-name="P2" draw:layer="layout" svg:x1="4.017cm" svg:y1="11.762cm" svg:x2="3.446cm" svg:y2="14.769cm" draw:start-shape="id1" draw:start-glue-point="3" draw:end-shape="id9" draw:end-glue-point="4" svg:d="M4017 11762h-571v3007" svg:viewBox="0 0 572 3008">
          <text:p/>
        </draw:connector>
        <draw:frame draw:style-name="gr10" draw:text-style-name="P4" xml:id="id5" draw:id="id5" draw:layer="layout" svg:width="3.285cm" svg:height="1.779cm" svg:x="5.944cm" svg:y="13.691cm">
          <draw:text-box>
            <text:p text:style-name="P3"><text:span text:style-name="T1">Electric_</text:span></text:p>
            <text:p text:style-name="P3"><text:span text:style-name="T1">Solar</text:span></text:p>
          </draw:text-box>
        </draw:frame>
        <draw:connector draw:style-name="gr9" draw:text-style-name="P2" draw:layer="layout" svg:x1="7.586cm" svg:y1="15.47cm" svg:x2="7.023cm" svg:y2="17.698cm" draw:start-shape="id5" draw:start-glue-point="2" draw:end-shape="id7" draw:end-glue-point="4" svg:d="M7586 15470v1114h-563v1114" svg:viewBox="0 0 564 2229">
          <text:p/>
        </draw:connector>
        <draw:frame draw:style-name="gr11" draw:text-style-name="P4" xml:id="id4" draw:id="id4" draw:layer="layout" svg:width="3.81cm" svg:height="1.778cm" svg:x="2.658cm" svg:y="4.871cm">
          <draw:text-box>
            <text:p text:style-name="P3"><text:span text:style-name="T1">Natural_</text:span></text:p>
            <text:p text:style-name="P3"><text:span text:style-name="T1">Gas_BTU</text:span></text:p>
          </draw:text-box>
        </draw:frame>
        <draw:connector draw:style-name="gr9" draw:text-style-name="P2" draw:layer="layout" svg:x1="2.658cm" svg:y1="5.76cm" svg:x2="2.385cm" svg:y2="18.148cm" draw:start-shape="id4" draw:start-glue-point="3" draw:end-shape="id8" draw:end-glue-point="6" svg:d="M2658 5760h-827v12388h554" svg:viewBox="0 0 828 12389">
          <text:p/>
        </draw:connector>
        <draw:custom-shape draw:style-name="gr12" draw:text-style-name="P6" xml:id="id2" draw:id="id2" draw:layer="layout" svg:width="2.086cm" svg:height="0.889cm" svg:x="17.303cm" svg:y="10.651cm">
          <text:p text:style-name="P5"><text:span text:style-name="T2">US $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18" draw:id="id18" draw:layer="layout" svg:width="2.514cm" svg:height="1.111cm" svg:x="20.159cm" svg:y="16.587cm">
          <text:p text:style-name="P5"><text:span text:style-name="T2">li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1" draw:id="id11" draw:layer="layout" svg:width="2.412cm" svg:height="1.264cm" svg:x="24.333cm" svg:y="16.491cm">
          <text:p text:style-name="P9"><text:span text:style-name="T2">gall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xml:id="id10" draw:id="id10" draw:layer="layout" svg:width="3.013cm" svg:height="1.779cm" svg:x="24.059cm" svg:y="11.087cm">
          <draw:text-box>
            <text:p text:style-name="P3"><text:span text:style-name="T1">Water_</text:span></text:p>
            <text:p text:style-name="P3"><text:span text:style-name="T1">Gallon</text:span></text:p>
          </draw:text-box>
        </draw:frame>
        <draw:connector draw:style-name="gr15" draw:text-style-name="P2" draw:layer="layout" draw:line-skew="1.006cm" svg:x1="24.059cm" svg:y1="11.976cm" svg:x2="19.389cm" svg:y2="11.095cm" draw:start-shape="id10" draw:start-glue-point="3" draw:end-shape="id2" draw:end-glue-point="10" svg:d="M24059 11976h-1328v-881h-3342" svg:viewBox="0 0 4671 882">
          <text:p/>
        </draw:connector>
        <draw:connector draw:style-name="gr9" draw:text-style-name="P2" draw:layer="layout" svg:x1="25.565cm" svg:y1="12.866cm" svg:x2="25.539cm" svg:y2="16.491cm" draw:start-shape="id10" draw:start-glue-point="2" draw:end-shape="id11" draw:end-glue-point="4" svg:d="M25565 12866v1813h-26v1812" svg:viewBox="0 0 27 3626">
          <text:p/>
        </draw:connector>
        <draw:frame draw:style-name="gr10" draw:text-style-name="P4" xml:id="id12" draw:id="id12" draw:layer="layout" svg:width="3.64cm" svg:height="1.779cm" svg:x="27.517cm" svg:y="5.3cm">
          <draw:text-box>
            <text:p text:style-name="P3"><text:span text:style-name="T1">Recycling</text:span></text:p>
          </draw:text-box>
        </draw:frame>
        <draw:connector draw:style-name="gr2" draw:text-style-name="P2" draw:layer="layout" draw:line-skew="-0.763cm" svg:x1="11.913cm" svg:y1="13.388cm" svg:x2="13.993cm" svg:y2="8.647cm" draw:start-shape="id3" draw:start-glue-point="0" draw:end-shape="id6" draw:end-glue-point="7" svg:d="M11913 13388v-3059h2080v-1682" svg:viewBox="0 0 2081 4742">
          <text:p/>
        </draw:connector>
        <draw:connector draw:style-name="gr2" draw:text-style-name="P2" draw:layer="layout" svg:x1="7.586cm" svg:y1="13.691cm" svg:x2="17.608cm" svg:y2="11.41cm" draw:start-shape="id5" draw:start-glue-point="0" draw:end-shape="id2" draw:end-glue-point="7" svg:d="M7586 13691v-1075h10022v-1206" svg:viewBox="0 0 10023 2282">
          <text:p/>
        </draw:connector>
        <draw:connector draw:style-name="gr2" draw:text-style-name="P2" draw:layer="layout" svg:x1="27.517cm" svg:y1="6.189cm" svg:x2="16.149cm" svg:y2="7.927cm" draw:start-shape="id12" draw:start-glue-point="3" draw:end-shape="id6" draw:end-glue-point="11" svg:d="M27517 6189h-11368v1738" svg:viewBox="0 0 11369 1739">
          <text:p/>
        </draw:connector>
        <draw:connector draw:style-name="gr9" draw:text-style-name="P2" draw:layer="layout" svg:x1="31.157cm" svg:y1="6.189cm" svg:x2="31.659cm" svg:y2="4.836cm" draw:start-shape="id12" draw:start-glue-point="1" draw:end-shape="id13" draw:end-glue-point="8" svg:d="M31157 6189h502v-1353" svg:viewBox="0 0 503 1354">
          <text:p/>
        </draw:connector>
        <draw:custom-shape draw:style-name="gr16" draw:text-style-name="P10" xml:id="id14" draw:id="id14" draw:layer="layout" svg:width="2.112cm" svg:height="0.889cm" svg:x="26.948cm" svg:y="3.92cm">
          <text:p text:style-name="P9"><text:span text:style-name="T2">l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3" draw:id="id13" draw:layer="layout" svg:width="2.111cm" svg:height="0.889cm" svg:x="30.603cm" svg:y="3.947cm">
          <text:p text:style-name="P5"><text:span text:style-name="T2">t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29.06cm" svg:y1="4.364cm" svg:x2="30.603cm" svg:y2="4.391cm" draw:start-shape="id14" draw:start-glue-point="10" draw:end-shape="id13" draw:end-glue-point="6" svg:d="M29060 4364h772v27h771" svg:viewBox="0 0 1544 28">
          <text:p/>
        </draw:connector>
        <draw:connector draw:style-name="gr7" draw:text-style-name="P2" draw:layer="layout" svg:x1="26.948cm" svg:y1="4.364cm" svg:x2="25.404cm" svg:y2="4.337cm" draw:start-shape="id14" draw:start-glue-point="6" draw:end-shape="id15" draw:end-glue-point="10" svg:d="M26948 4364h-771v-27h-773" svg:viewBox="0 0 1545 28">
          <text:p/>
        </draw:connector>
        <draw:custom-shape draw:style-name="gr17" draw:text-style-name="P6" xml:id="id16" draw:id="id16" draw:layer="layout" svg:width="3.524cm" svg:height="1.381cm" svg:x="28.134cm" svg:y="9.016cm">
          <text:p text:style-name="P5"><text:span text:style-name="T2">Fahrenhe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xml:id="id17" draw:id="id17" draw:layer="layout" svg:width="3.101cm" svg:height="1.143cm" svg:x="33.341cm" svg:y="9.146cm">
          <text:p text:style-name="P5"><text:span text:style-name="T2">Celsi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31.658cm" svg:y1="9.707cm" svg:x2="33.341cm" svg:y2="9.718cm" draw:start-shape="id16" draw:start-glue-point="10" draw:end-shape="id17" draw:end-glue-point="6" svg:d="M31658 9707h842v11h841" svg:viewBox="0 0 1684 12">
          <text:p/>
        </draw:connector>
        <draw:connector draw:style-name="gr2" draw:text-style-name="P2" draw:layer="layout" svg:x1="4.563cm" svg:y1="6.649cm" svg:x2="13.993cm" svg:y2="7.927cm" draw:start-shape="id4" draw:start-glue-point="2" draw:end-shape="id6" draw:end-glue-point="5" svg:d="M4563 6649v565h9430v713" svg:viewBox="0 0 9431 1279">
          <text:p/>
        </draw:connector>
        <draw:connector draw:style-name="gr7" draw:text-style-name="P2" draw:layer="layout" svg:x1="24.333cm" svg:y1="17.123cm" svg:x2="22.673cm" svg:y2="17.143cm" draw:start-shape="id11" draw:start-glue-point="6" draw:end-shape="id18" draw:end-glue-point="10" svg:d="M24333 17123h-829v20h-831" svg:viewBox="0 0 1661 21">
          <text:p/>
        </draw:connector>
        <draw:connector draw:style-name="gr20" draw:text-style-name="P2" draw:layer="layout" svg:x1="25.565cm" svg:y1="11.087cm" svg:x2="16.595cm" svg:y2="8.287cm" draw:start-shape="id10" draw:start-glue-point="0" draw:end-shape="id6" draw:end-glue-point="10" svg:d="M25565 11087v-2800h-8970" svg:viewBox="0 0 8971 2801">
          <text:p/>
        </draw:connector>
        <draw:frame draw:style-name="gr21" draw:text-style-name="P4" xml:id="id19" draw:id="id19" draw:layer="layout" svg:width="2.938cm" svg:height="1.858cm" svg:x="19.978cm" svg:y="12.976cm">
          <draw:text-box>
            <text:p text:style-name="P3"><text:span text:style-name="T1">Water_</text:span></text:p>
            <text:p text:style-name="P3"><text:span text:style-name="T1">Liter</text:span></text:p>
          </draw:text-box>
        </draw:frame>
        <draw:connector draw:style-name="gr9" draw:text-style-name="P2" draw:layer="layout" svg:x1="21.447cm" svg:y1="14.834cm" svg:x2="21.416cm" svg:y2="16.587cm" draw:start-shape="id19" draw:start-glue-point="2" draw:end-shape="id18" draw:end-glue-point="4" svg:d="M21447 14834v876h-31v877" svg:viewBox="0 0 32 1754">
          <text:p/>
        </draw:connector>
        <draw:frame draw:style-name="gr22" draw:text-style-name="P4" xml:id="id22" draw:id="id22" draw:layer="layout" svg:width="3.285cm" svg:height="1.897cm" svg:x="33.884cm" svg:y="3.793cm">
          <draw:text-box>
            <text:p text:style-name="P3"><text:span text:style-name="T1">Electric_</text:span></text:p>
            <text:p text:style-name="P3"><text:span text:style-name="T1">kW</text:span></text:p>
          </draw:text-box>
        </draw:frame>
        <draw:frame draw:style-name="gr23" draw:text-style-name="P4" xml:id="id20" draw:id="id20" draw:layer="layout" svg:width="4.572cm" svg:height="2.246cm" svg:x="27.606cm" svg:y="12.215cm">
          <draw:text-box>
            <text:p text:style-name="P3"><text:span text:style-name="T1">Temperature_</text:span></text:p>
            <text:p text:style-name="P3"><text:span text:style-name="T1">Fahrenheit</text:span></text:p>
          </draw:text-box>
        </draw:frame>
        <draw:custom-shape draw:style-name="gr24" draw:text-style-name="P6" xml:id="id23" draw:id="id23" draw:layer="layout" svg:width="2.221cm" svg:height="0.889cm" svg:x="34.432cm" svg:y="1.711cm">
          <text:p text:style-name="P5"><text:span text:style-name="T2">k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draw:layer="layout" svg:x1="19.978cm" svg:y1="13.905cm" svg:x2="19.084cm" svg:y2="11.41cm" draw:start-shape="id19" draw:start-glue-point="3" draw:end-shape="id2" draw:end-glue-point="9" svg:d="M19978 13905h-894v-2495" svg:viewBox="0 0 895 2496">
          <text:p/>
        </draw:connector>
        <draw:connector draw:style-name="gr20" draw:text-style-name="P2" draw:layer="layout" draw:line-skew="-1.106cm" svg:x1="21.447cm" svg:y1="12.976cm" svg:x2="15.071cm" svg:y2="8.795cm" draw:start-shape="id19" draw:start-glue-point="0" draw:end-shape="id6" draw:end-glue-point="8" svg:d="M21447 12976v-3196h-6376v-985" svg:viewBox="0 0 6377 4182">
          <text:p/>
        </draw:connector>
        <draw:connector draw:style-name="gr9" draw:text-style-name="P2" draw:layer="layout" svg:x1="29.892cm" svg:y1="12.215cm" svg:x2="29.896cm" svg:y2="10.397cm" draw:start-shape="id20" draw:start-glue-point="0" draw:end-shape="id16" draw:end-glue-point="8" svg:d="M29892 12215v-909h4v-909" svg:viewBox="0 0 5 1819">
          <text:p/>
        </draw:connector>
        <draw:frame draw:style-name="gr25" draw:text-style-name="P4" xml:id="id21" draw:id="id21" draw:layer="layout" svg:width="4.791cm" svg:height="1.782cm" svg:x="32.667cm" svg:y="11.301cm">
          <draw:text-box>
            <text:p text:style-name="P3"><text:span text:style-name="T1">Temperature_</text:span></text:p>
            <text:p text:style-name="P3"><text:span text:style-name="T1">Celsius</text:span></text:p>
          </draw:text-box>
        </draw:frame>
        <draw:connector draw:style-name="gr9" draw:text-style-name="P2" draw:layer="layout" svg:x1="35.062cm" svg:y1="11.301cm" svg:x2="34.892cm" svg:y2="10.289cm" draw:start-shape="id21" draw:start-glue-point="0" draw:end-shape="id17" draw:end-glue-point="8" svg:d="M35062 11301v-506h-170v-506" svg:viewBox="0 0 171 1013">
          <text:p/>
        </draw:connector>
        <draw:connector draw:style-name="gr9" draw:text-style-name="P2" draw:layer="layout" svg:x1="35.526cm" svg:y1="3.793cm" svg:x2="35.543cm" svg:y2="2.6cm" draw:start-shape="id22" draw:start-glue-point="0" draw:end-shape="id23" draw:end-glue-point="8" svg:d="M35526 3793v-596h17v-597" svg:viewBox="0 0 18 1194">
          <text:p/>
        </draw:connector>
        <draw:connector draw:style-name="gr2" draw:text-style-name="P2" draw:layer="layout" draw:line-skew="-1.262cm" svg:x1="29.337cm" svg:y1="7.079cm" svg:x2="19.084cm" svg:y2="10.781cm" draw:start-shape="id12" draw:start-glue-point="2" draw:end-shape="id2" draw:end-glue-point="11" svg:d="M29337 7079v524h-10253v3178" svg:viewBox="0 0 10254 3703">
          <text:p/>
        </draw:connector>
        <draw:custom-shape draw:style-name="gr26" draw:text-style-name="P10" xml:id="id15" draw:id="id15" draw:layer="layout" svg:width="2.112cm" svg:height="0.889cm" svg:x="23.292cm" svg:y="3.893cm">
          <text:p text:style-name="P9"><text:span text:style-name="T2">k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26" draw:id="id26" draw:layer="layout" svg:width="3.067cm" svg:height="1.497cm" svg:x="10.81cm" svg:y="1.815cm">
          <text:p text:style-name="P5"><text:span text:style-name="T2">lb of CO</text:span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25" draw:id="id25" draw:layer="layout" svg:width="3.556cm" svg:height="1.524cm" svg:x="20.151cm" svg:y="1.761cm">
          <text:p text:style-name="P5"><text:span text:style-name="T2"><text:s/></text:span><text:span text:style-name="T2">ton of CO</text:span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xml:id="id6" draw:id="id6" draw:layer="layout" svg:width="3.048cm" svg:height="1.016cm" svg:x="13.547cm" svg:y="7.779cm">
          <text:p text:style-name="P11"><text:span text:style-name="T6">kg CO</text:span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27" draw:id="id27" draw:layer="layout" svg:width="5.115cm" svg:height="1.705cm" svg:x="14.655cm" svg:y="1.707cm">
          <text:p text:style-name="P5"><text:span text:style-name="T2">Metric ton of CO</text:span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2" draw:layer="layout" svg:x1="11.913cm" svg:y1="15.215cm" svg:x2="7.975cm" svg:y2="18.142cm" draw:start-shape="id3" draw:start-glue-point="2" draw:end-shape="id7" draw:end-glue-point="10" svg:d="M11913 15215v2927h-3938" svg:viewBox="0 0 3939 2928">
          <text:p/>
        </draw:connector>
        <draw:custom-shape draw:style-name="gr32" draw:text-style-name="P6" xml:id="id24" draw:id="id24" draw:layer="layout" svg:width="3.367cm" svg:height="1.397cm" svg:x="6.854cm" svg:y="1.788cm">
          <text:p text:style-name="P5"><text:span text:style-name="T2"><text:s/></text:span><text:span text:style-name="T2">kg of CO</text:span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line-skew="-0.165cm" svg:x1="15.071cm" svg:y1="7.779cm" svg:x2="8.537cm" svg:y2="3.185cm" draw:start-shape="id6" draw:start-glue-point="4" draw:end-shape="id24" draw:end-glue-point="8" svg:d="M15071 7779v-2462h-6534v-2132" svg:viewBox="0 0 6535 4595">
          <text:p/>
        </draw:connector>
        <draw:connector draw:style-name="gr34" draw:text-style-name="P2" draw:layer="layout" draw:line-skew="0.433cm" svg:x1="16.149cm" svg:y1="7.927cm" svg:x2="24.348cm" svg:y2="4.782cm" draw:start-shape="id6" draw:start-glue-point="11" draw:end-shape="id15" draw:end-glue-point="8" svg:d="M16149 7927v-1213h8199v-1932" svg:viewBox="0 0 8200 3146">
          <text:p/>
        </draw:connector>
        <draw:connector draw:style-name="gr33" draw:text-style-name="P2" draw:layer="layout" draw:line-skew="-0.597cm" svg:x1="15.071cm" svg:y1="7.779cm" svg:x2="21.929cm" svg:y2="3.285cm" draw:start-shape="id6" draw:start-glue-point="4" draw:end-shape="id25" draw:end-glue-point="8" svg:d="M15071 7779v-2843h6858v-1651" svg:viewBox="0 0 6859 4495">
          <text:p/>
        </draw:connector>
        <draw:connector draw:style-name="gr33" draw:text-style-name="P2" draw:layer="layout" draw:line-skew="-0.737cm" svg:x1="15.071cm" svg:y1="7.779cm" svg:x2="12.344cm" svg:y2="3.312cm" draw:start-shape="id6" draw:start-glue-point="4" draw:end-shape="id26" draw:end-glue-point="8" svg:d="M15071 7779v-2970h-2727v-1497" svg:viewBox="0 0 2728 4468">
          <text:p/>
        </draw:connector>
        <draw:connector draw:style-name="gr33" draw:text-style-name="P2" draw:layer="layout" draw:line-skew="-1.295cm" svg:x1="15.071cm" svg:y1="7.779cm" svg:x2="17.213cm" svg:y2="3.412cm" draw:start-shape="id6" draw:start-glue-point="4" draw:end-shape="id27" draw:end-glue-point="8" svg:d="M15071 7779v-3478h2142v-889" svg:viewBox="0 0 2143 43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91cm" fo:margin-bottom="0.991cm" fo:margin-left="0.991cm" fo:margin-right="0.99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ven Huss-Lederman</meta:initial-creator>
    <meta:creation-date>2022-01-04T19:43:35.834241853</meta:creation-date>
    <dc:date>2023-06-29T13:04:47.133000000</dc:date>
    <dc:creator>Steven Huss-Lederman</dc:creator>
    <meta:editing-duration>P1DT16H26M11S</meta:editing-duration>
    <meta:editing-cycles>45</meta:editing-cycles>
    <meta:generator>LibreOffice/7.4.6.2$Windows_X86_64 LibreOffice_project/5b1f5509c2decdade7fda905e3e1429a67acd63d</meta:generator>
    <meta:document-statistic meta:object-count="63"/>
  </office:meta>
</office:document-meta>
</file>